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630" table:style-name="ce6">
            <text:p>9,630</text:p>
          </table:table-cell>
          <table:table-cell office:value-type="float" office:value="8751.1389376685274" table:style-name="ce7">
            <text:p>8,751.14</text:p>
          </table:table-cell>
          <table:table-cell office:value-type="float" office:value="20254" table:style-name="ce6">
            <text:p>20,254</text:p>
          </table:table-cell>
          <table:table-cell office:value-type="float" office:value="18904.361099837992" table:style-name="ce7">
            <text:p>18,904.36</text:p>
          </table:table-cell>
          <table:table-cell office:value-type="float" office:value="12122" table:style-name="ce6">
            <text:p>12,122</text:p>
          </table:table-cell>
          <table:table-cell office:value-type="float" office:value="11760.682643391905" table:style-name="ce7">
            <text:p>11,760.68</text:p>
          </table:table-cell>
          <table:table-cell office:value-type="float" office:value="4624" table:style-name="ce6">
            <text:p>4,624</text:p>
          </table:table-cell>
          <table:table-cell office:value-type="float" office:value="4532.4159009013047" table:style-name="ce7">
            <text:p>4,532.42</text:p>
          </table:table-cell>
          <table:table-cell office:value-type="float" office:value="352" table:style-name="ce6">
            <text:p>352</text:p>
          </table:table-cell>
          <table:table-cell office:value-type="float" office:value="348.02432432439997" table:style-name="ce7">
            <text:p>348.02</text:p>
          </table:table-cell>
          <table:table-cell office:value-type="float" office:value="164" table:style-name="ce6">
            <text:p>164</text:p>
          </table:table-cell>
          <table:table-cell office:value-type="float" office:value="161.64349829189996" table:style-name="ce7">
            <text:p>161.64</text:p>
          </table:table-cell>
          <table:table-cell office:value-type="float" office:value="47146" table:style-name="ce8">
            <text:p>47,146</text:p>
          </table:table-cell>
          <table:table-cell office:value-type="float" office:value="44458.266404416026" table:style-name="ce9">
            <text:p>44,458.27</text:p>
          </table:table-cell>
          <table:table-cell office:value-type="float" office:value="4845" table:style-name="ce6">
            <text:p>4,845</text:p>
          </table:table-cell>
          <table:table-cell office:value-type="float" office:value="4690.9228927243003" table:style-name="ce7">
            <text:p>4,690.92</text:p>
          </table:table-cell>
          <table:table-cell office:value-type="float" office:value="612" table:style-name="ce6">
            <text:p>612</text:p>
          </table:table-cell>
          <table:table-cell office:value-type="float" office:value="607.63243243229999" table:style-name="ce7">
            <text:p>607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57" table:style-name="ce8">
            <text:p>5,457</text:p>
          </table:table-cell>
          <table:table-cell office:value-type="float" office:value="5298.5553251565998" table:style-name="ce9">
            <text:p>5,298.56</text:p>
          </table:table-cell>
          <table:table-cell table:style-name="ce7"/>
          <table:table-cell office:value-type="float" office:value="52603" table:style-name="ce8">
            <text:p>52,603</text:p>
          </table:table-cell>
          <table:table-cell office:value-type="float" office:value="49756.821729572628" table:style-name="ce9">
            <text:p>49,756.82</text:p>
          </table:table-cell>
          <table:table-cell office:value-type="currency" office:value="132615308.02" table:style-name="ce10">
            <text:p>£132,615,308.02</text:p>
          </table:table-cell>
          <table:table-cell office:value-type="currency" office:value="10508711.629999982" table:style-name="ce10">
            <text:p>£10,508,711.63</text:p>
          </table:table-cell>
          <table:table-cell office:value-type="currency" office:value="1867290.3900000001" table:style-name="ce10">
            <text:p>£1,867,290.39</text:p>
          </table:table-cell>
          <table:table-cell office:value-type="currency" office:value="2258726.58" table:style-name="ce10">
            <text:p>£2,258,726.58</text:p>
          </table:table-cell>
          <table:table-cell office:value-type="currency" office:value="38673217.219999999" table:style-name="ce10">
            <text:p>£38,673,217.22</text:p>
          </table:table-cell>
          <table:table-cell office:value-type="currency" office:value="15466953.960000001" table:style-name="ce10">
            <text:p>£15,466,953.96</text:p>
          </table:table-cell>
          <table:table-cell office:value-type="currency" office:value="201390207.79999998" table:style-name="ce11">
            <text:p>£201,390,207.80</text:p>
          </table:table-cell>
          <table:table-cell office:value-type="currency" office:value="24802876.859999999" table:style-name="ce10">
            <text:p>£24,802,876.86</text:p>
          </table:table-cell>
          <table:table-cell office:value-type="currency" office:value="26926680.149999999" table:style-name="ce10">
            <text:p>£26,926,680.15</text:p>
          </table:table-cell>
          <table:table-cell office:value-type="currency" office:value="51729557.009999998" table:style-name="ce11">
            <text:p>£51,729,557.01</text:p>
          </table:table-cell>
          <table:table-cell office:value-type="currency" office:value="253119764.80999997" table:style-name="ce12">
            <text:p>£253,119,764.81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99" table:style-name="ce6">
            <text:p>399</text:p>
          </table:table-cell>
          <table:table-cell office:value-type="float" office:value="303.47000000000003" table:style-name="ce7">
            <text:p>303.47</text:p>
          </table:table-cell>
          <table:table-cell office:value-type="float" office:value="331" table:style-name="ce6">
            <text:p>331</text:p>
          </table:table-cell>
          <table:table-cell office:value-type="float" office:value="297.39999999999998" table:style-name="ce7">
            <text:p>297.40</text:p>
          </table:table-cell>
          <table:table-cell office:value-type="float" office:value="474" table:style-name="ce6">
            <text:p>474</text:p>
          </table:table-cell>
          <table:table-cell office:value-type="float" office:value="457.2" table:style-name="ce7">
            <text:p>457.20</text:p>
          </table:table-cell>
          <table:table-cell office:value-type="float" office:value="104" table:style-name="ce6">
            <text:p>104</text:p>
          </table:table-cell>
          <table:table-cell office:value-type="float" office:value="101.15" table:style-name="ce7">
            <text:p>101.15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318" table:style-name="ce8">
            <text:p>1,318</text:p>
          </table:table-cell>
          <table:table-cell office:value-type="float" office:value="1169.22" table:style-name="ce9">
            <text:p>1,169.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7">
            <text:p>24.0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9">
            <text:p>24.00</text:p>
          </table:table-cell>
          <table:table-cell table:style-name="ce7"/>
          <table:table-cell office:value-type="float" office:value="1342" table:style-name="ce8">
            <text:p>1,342</text:p>
          </table:table-cell>
          <table:table-cell office:value-type="float" office:value="1193.22" table:style-name="ce9">
            <text:p>1,193.22</text:p>
          </table:table-cell>
          <table:table-cell office:value-type="currency" office:value="3281422.6699999995" table:style-name="ce10">
            <text:p>£3,281,422.67</text:p>
          </table:table-cell>
          <table:table-cell office:value-type="currency" office:value="9496.01" table:style-name="ce10">
            <text:p>£9,496.01</text:p>
          </table:table-cell>
          <table:table-cell office:value-type="currency" office:value="0" table:style-name="ce10">
            <text:p>£0.00</text:p>
          </table:table-cell>
          <table:table-cell office:value-type="currency" office:value="262576.09999999998" table:style-name="ce10">
            <text:p>£262,576.10</text:p>
          </table:table-cell>
          <table:table-cell office:value-type="currency" office:value="862931.8" table:style-name="ce10">
            <text:p>£862,931.80</text:p>
          </table:table-cell>
          <table:table-cell office:value-type="currency" office:value="384336.67" table:style-name="ce10">
            <text:p>£384,336.67</text:p>
          </table:table-cell>
          <table:table-cell office:value-type="currency" office:value="4800763.2499999991" table:style-name="ce11">
            <text:p>£4,800,763.25</text:p>
          </table:table-cell>
          <table:table-cell office:value-type="currency" office:value="371203.26" table:style-name="ce10">
            <text:p>£371,203.26</text:p>
          </table:table-cell>
          <table:table-cell office:value-type="currency" office:value="0" table:style-name="ce10">
            <text:p>£0.00</text:p>
          </table:table-cell>
          <table:table-cell office:value-type="currency" office:value="371203.26" table:style-name="ce11">
            <text:p>£371,203.26</text:p>
          </table:table-cell>
          <table:table-cell office:value-type="currency" office:value="5171966.5099999988" table:style-name="ce12">
            <text:p>£5,171,966.5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2" table:style-name="ce6">
            <text:p>172</text:p>
          </table:table-cell>
          <table:table-cell office:value-type="float" office:value="166.04" table:style-name="ce7">
            <text:p>166.04</text:p>
          </table:table-cell>
          <table:table-cell office:value-type="float" office:value="410" table:style-name="ce6">
            <text:p>410</text:p>
          </table:table-cell>
          <table:table-cell office:value-type="float" office:value="384.64" table:style-name="ce7">
            <text:p>384.64</text:p>
          </table:table-cell>
          <table:table-cell office:value-type="float" office:value="398" table:style-name="ce6">
            <text:p>398</text:p>
          </table:table-cell>
          <table:table-cell office:value-type="float" office:value="389.36" table:style-name="ce7">
            <text:p>389.36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7">
            <text:p>39.0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33" table:style-name="ce8">
            <text:p>1,033</text:p>
          </table:table-cell>
          <table:table-cell office:value-type="float" office:value="992.04" table:style-name="ce9">
            <text:p>992.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34" table:style-name="ce8">
            <text:p>1,034</text:p>
          </table:table-cell>
          <table:table-cell office:value-type="float" office:value="993.04" table:style-name="ce9">
            <text:p>993.04</text:p>
          </table:table-cell>
          <table:table-cell office:value-type="currency" office:value="3115374" table:style-name="ce10">
            <text:p>£3,115,374.00</text:p>
          </table:table-cell>
          <table:table-cell office:value-type="currency" office:value="97244" table:style-name="ce10">
            <text:p>£97,244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3837" table:style-name="ce10">
            <text:p>£13,837.00</text:p>
          </table:table-cell>
          <table:table-cell office:value-type="currency" office:value="857876" table:style-name="ce10">
            <text:p>£857,876.00</text:p>
          </table:table-cell>
          <table:table-cell office:value-type="currency" office:value="354300" table:style-name="ce10">
            <text:p>£354,300.00</text:p>
          </table:table-cell>
          <table:table-cell office:value-type="currency" office:value="4438631" table:style-name="ce11">
            <text:p>£4,438,631.00</text:p>
          </table:table-cell>
          <table:table-cell office:value-type="currency" office:value="3465" table:style-name="ce10">
            <text:p>£3,46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465" table:style-name="ce11">
            <text:p>£3,465.00</text:p>
          </table:table-cell>
          <table:table-cell office:value-type="currency" office:value="4442096" table:style-name="ce12">
            <text:p>£4,442,096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7.2" table:style-name="ce7">
            <text:p>7.2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7">
            <text:p>6.00</text:p>
          </table:table-cell>
          <table:table-cell office:value-type="float" office:value="6" table:style-name="ce6">
            <text:p>6</text:p>
          </table:table-cell>
          <table:table-cell office:value-type="float" office:value="36.590000000000003" table:style-name="ce7">
            <text:p>36.59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4" table:style-name="ce6">
            <text:p>4</text:p>
          </table:table-cell>
          <table:table-cell office:value-type="float" office:value="3.8" table:style-name="ce7">
            <text:p>3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2" table:style-name="ce8">
            <text:p>32</text:p>
          </table:table-cell>
          <table:table-cell office:value-type="float" office:value="57.59" table:style-name="ce9">
            <text:p>57.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float" office:value="57.59" table:style-name="ce9">
            <text:p>57.59</text:p>
          </table:table-cell>
          <table:table-cell office:value-type="currency" office:value="202941.7" table:style-name="ce10">
            <text:p>£202,941.70</text:p>
          </table:table-cell>
          <table:table-cell office:value-type="currency" office:value="0" table:style-name="ce10">
            <text:p>£0.00</text:p>
          </table:table-cell>
          <table:table-cell office:value-type="currency" office:value="1250" table:style-name="ce10">
            <text:p>£1,250.00</text:p>
          </table:table-cell>
          <table:table-cell office:value-type="currency" office:value="543.76" table:style-name="ce10">
            <text:p>£543.76</text:p>
          </table:table-cell>
          <table:table-cell office:value-type="currency" office:value="55833.19" table:style-name="ce10">
            <text:p>£55,833.19</text:p>
          </table:table-cell>
          <table:table-cell office:value-type="currency" office:value="22144.01" table:style-name="ce10">
            <text:p>£22,144.01</text:p>
          </table:table-cell>
          <table:table-cell office:value-type="currency" office:value="282712.66000000003" table:style-name="ce11">
            <text:p>£282,712.66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82712.66000000003" table:style-name="ce12">
            <text:p>£282,712.6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8" table:style-name="ce6">
            <text:p>88</text:p>
          </table:table-cell>
          <table:table-cell office:value-type="float" office:value="82.95" table:style-name="ce7">
            <text:p>82.95</text:p>
          </table:table-cell>
          <table:table-cell office:value-type="float" office:value="127" table:style-name="ce6">
            <text:p>127</text:p>
          </table:table-cell>
          <table:table-cell office:value-type="float" office:value="125.49" table:style-name="ce7">
            <text:p>125.49</text:p>
          </table:table-cell>
          <table:table-cell office:value-type="float" office:value="103" table:style-name="ce6">
            <text:p>103</text:p>
          </table:table-cell>
          <table:table-cell office:value-type="float" office:value="102.23" table:style-name="ce7">
            <text:p>102.23</text:p>
          </table:table-cell>
          <table:table-cell office:value-type="float" office:value="21" table:style-name="ce6">
            <text:p>21</text:p>
          </table:table-cell>
          <table:table-cell office:value-type="float" office:value="19.7" table:style-name="ce7">
            <text:p>19.7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5" table:style-name="ce6">
            <text:p>5</text:p>
          </table:table-cell>
          <table:table-cell office:value-type="float" office:value="0.88" table:style-name="ce7">
            <text:p>0.88</text:p>
          </table:table-cell>
          <table:table-cell office:value-type="float" office:value="349" table:style-name="ce8">
            <text:p>349</text:p>
          </table:table-cell>
          <table:table-cell office:value-type="float" office:value="336.25" table:style-name="ce9">
            <text:p>336.2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.00</text:p>
          </table:table-cell>
          <table:table-cell table:style-name="ce7"/>
          <table:table-cell office:value-type="float" office:value="351" table:style-name="ce8">
            <text:p>351</text:p>
          </table:table-cell>
          <table:table-cell office:value-type="float" office:value="338.25" table:style-name="ce9">
            <text:p>338.25</text:p>
          </table:table-cell>
          <table:table-cell office:value-type="currency" office:value="104344051" table:style-name="ce10">
            <text:p>£104,344,051.00</text:p>
          </table:table-cell>
          <table:table-cell office:value-type="currency" office:value="1058811" table:style-name="ce10">
            <text:p>£1,058,811.00</text:p>
          </table:table-cell>
          <table:table-cell office:value-type="currency" office:value="2082.5" table:style-name="ce10">
            <text:p>£2,082.50</text:p>
          </table:table-cell>
          <table:table-cell office:value-type="currency" office:value="9350.77" table:style-name="ce10">
            <text:p>£9,350.77</text:p>
          </table:table-cell>
          <table:table-cell office:value-type="currency" office:value="266519.01" table:style-name="ce10">
            <text:p>£266,519.01</text:p>
          </table:table-cell>
          <table:table-cell office:value-type="currency" office:value="111542.81" table:style-name="ce10">
            <text:p>£111,542.81</text:p>
          </table:table-cell>
          <table:table-cell office:value-type="currency" office:value="105792357.09" table:style-name="ce11">
            <text:p>£105,792,357.09</text:p>
          </table:table-cell>
          <table:table-cell office:value-type="currency" office:value="0" table:style-name="ce10">
            <text:p>£0.00</text:p>
          </table:table-cell>
          <table:table-cell office:value-type="currency" office:value="30271" table:style-name="ce10">
            <text:p>£30,271.00</text:p>
          </table:table-cell>
          <table:table-cell office:value-type="currency" office:value="30271" table:style-name="ce11">
            <text:p>£30,271.00</text:p>
          </table:table-cell>
          <table:table-cell office:value-type="currency" office:value="105822628.09" table:style-name="ce12">
            <text:p>£105,822,628.0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11" table:style-name="ce6">
            <text:p>11</text:p>
          </table:table-cell>
          <table:table-cell office:value-type="float" office:value="10.5" table:style-name="ce7">
            <text:p>10.50</text:p>
          </table:table-cell>
          <table:table-cell office:value-type="float" office:value="89" table:style-name="ce6">
            <text:p>89</text:p>
          </table:table-cell>
          <table:table-cell office:value-type="float" office:value="87.13" table:style-name="ce7">
            <text:p>87.13</text:p>
          </table:table-cell>
          <table:table-cell office:value-type="float" office:value="11" table:style-name="ce6">
            <text:p>11</text:p>
          </table:table-cell>
          <table:table-cell office:value-type="float" office:value="10.81" table:style-name="ce7">
            <text:p>10.8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currency" office:value="363580.31" table:style-name="ce10">
            <text:p>£363,580.31</text:p>
          </table:table-cell>
          <table:table-cell office:value-type="currency" office:value="6941.06" table:style-name="ce10">
            <text:p>£6,941.06</text:p>
          </table:table-cell>
          <table:table-cell office:value-type="currency" office:value="0" table:style-name="ce10">
            <text:p>£0.00</text:p>
          </table:table-cell>
          <table:table-cell office:value-type="currency" office:value="294.39999999999998" table:style-name="ce10">
            <text:p>£294.40</text:p>
          </table:table-cell>
          <table:table-cell office:value-type="currency" office:value="92338.46999999987" table:style-name="ce10">
            <text:p>£92,338.47</text:p>
          </table:table-cell>
          <table:table-cell office:value-type="currency" office:value="40044.230000000025" table:style-name="ce10">
            <text:p>£40,044.23</text:p>
          </table:table-cell>
          <table:table-cell office:value-type="currency" office:value="503198.46999999991" table:style-name="ce11">
            <text:p>£503,198.4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03198.46999999991" table:style-name="ce12">
            <text:p>£503,198.4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12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ji Mathew John</meta:initial-creator>
    <dc:creator>Raji Mathew John</dc:creator>
    <meta:creation-date>2022-05-25T10:02:41Z</meta:creation-date>
    <dc:date>2023-11-24T10:30:48Z</dc:date>
  </office:meta>
</office:document-meta>
</file>